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75cm" fo:min-width="4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3.45cm" fo:min-width="11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4.75cm" fo:min-width="8.9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1.55cm" fo:min-width="5.2cm"/>
    </style:style>
    <style:style style:name="gr11" style:family="graphic" style:parent-style-name="standard">
      <style:graphic-properties draw:fill-color="#ffffd7" draw:textarea-horizontal-align="justify" draw:textarea-vertical-align="top" draw:auto-grow-height="false" fo:min-height="0.65cm" fo:min-width="7.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14" style:family="graphic" style:parent-style-name="standard">
      <style:graphic-properties draw:fill-color="#ffffd7" draw:textarea-horizontal-align="justify" draw:textarea-vertical-align="top" draw:auto-grow-height="false" fo:min-height="9.85cm" fo:min-width="10.6cm"/>
    </style:style>
    <style:style style:name="gr15" style:family="graphic" style:parent-style-name="standard">
      <style:graphic-properties draw:fill-color="#ffffd7" draw:textarea-horizontal-align="justify" draw:textarea-vertical-align="top" draw:auto-grow-height="false" fo:min-height="2.55cm" fo:min-width="9.9cm"/>
    </style:style>
    <style:style style:name="gr16" style:family="graphic" style:parent-style-name="standard">
      <style:graphic-properties draw:textarea-horizontal-align="justify" draw:textarea-vertical-align="top" draw:auto-grow-height="false" fo:min-height="0.214cm" fo:min-width="1.352cm" fo:wrap-option="no-wrap"/>
    </style:style>
    <style:style style:name="gr17" style:family="graphic" style:parent-style-name="standard">
      <style:graphic-properties draw:textarea-horizontal-align="justify" draw:textarea-vertical-align="top" draw:auto-grow-height="false" fo:min-height="0.306cm" fo:min-width="3.02cm" fo:wrap-option="no-wrap"/>
    </style:style>
    <style:style style:name="gr18" style:family="graphic" style:parent-style-name="standard">
      <style:graphic-properties draw:textarea-horizontal-align="justify" draw:textarea-vertical-align="top" draw:auto-grow-height="false" fo:min-height="0.584cm" fo:min-width="1.724cm" fo:wrap-option="no-wrap"/>
    </style:style>
    <style:style style:name="gr19" style:family="graphic" style:parent-style-name="standard">
      <style:graphic-properties draw:textarea-horizontal-align="justify" draw:textarea-vertical-align="top" draw:auto-grow-height="false" fo:min-height="4.38cm" fo:min-width="10.056cm" fo:wrap-option="no-wrap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000000" style:font-name="DejaVu Sans Mono" fo:font-size="10.5pt" style:font-name-asian="DejaVu Sans Mono" style:font-size-asian="10.5pt" style:font-name-complex="DejaVu Sans Mono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7" style:family="paragraph">
      <style:paragraph-properties fo:text-align="start"/>
    </style:style>
    <style:style style:name="P8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9" style:family="paragraph">
      <style:paragraph-properties fo:text-align="start"/>
      <style:text-properties fo:font-size="5.5pt" style:font-size-asian="5.5pt" style:font-size-complex="5.5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  <style:text-properties fo:background-color="transparent"/>
    </style:style>
    <style:style style:name="P12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5.5pt" style:font-size-asian="5.5pt" style:font-size-complex="5.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fo:font-size="5.5pt" fo:text-shadow="none" style:text-underline-style="none" style:letter-kerning="true" style:font-size-asian="5.5pt" style:font-size-complex="5.5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AR PL UKai TW" fo:font-size="5.5pt" fo:font-style="italic" fo:text-shadow="none" style:text-underline-style="none" fo:font-weight="normal" style:letter-kerning="true" style:font-name-asian="AR PL UKai TW" style:font-size-asian="5.5pt" style:font-style-asian="italic" style:font-weight-asian="normal" style:font-name-complex="AR PL UKai TW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background-color="transparen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style:letter-kerning="true" style:font-name-asian="DejaVu Sans Mono" style:font-size-asian="5.5pt" style:font-name-complex="DejaVu Sans Mono" style:font-size-complex="5.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8000" style:text-outline="false" style:text-line-through-style="none" style:text-line-through-type="none" style:font-name="AR PL UKai HK" fo:font-size="9pt" fo:font-style="normal" fo:text-shadow="none" style:text-underline-style="none" fo:font-weight="bold" style:letter-kerning="true" style:font-name-asian="AR PL UKai HK" style:font-size-asian="9pt" style:font-style-asian="normal" style:font-weight-asian="bold" style:font-name-complex="AR PL UKai HK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2cm" svg:height="1.7cm" svg:x="8.4cm" svg:y="1.7cm">
          <text:p text:style-name="P1"><text:span text:style-name="T1">A</text:span><text:span text:style-name="T1">d</text:span><text:span text:style-name="T1">d</text:span><text:span text:style-name="T1">方</text:span><text:span text:style-name="T1">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1cm" svg:height="1cm" svg:x="7.3cm" svg:y="4.8cm">
          <text:p text:style-name="P3"><text:span text:style-name="T2">func </text:span><text:span text:style-name="T3">(c *Client) Add(item *Item) error {</text:span><text:span text:style-name="T3"><text:line-break/></text:span><text:span text:style-name="T3"> <text:s text:c="3"/></text:span><text:span text:style-name="T2">return </text:span><text:span text:style-name="T4">c.onItem(item, (*Client).add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3.4cm" svg:x2="10cm" svg:y2="4.9cm">
          <text:p/>
        </draw:line>
        <draw:custom-shape draw:style-name="gr4" draw:text-style-name="P6" draw:layer="layout" svg:width="11.5cm" svg:height="3.7cm" svg:x="6.7cm" svg:y="7cm">
          <text:p text:style-name="P3"><text:span text:style-name="T2">func </text:span><text:span text:style-name="T3">(c *Client) </text:span><text:span text:style-name="T3">onItem(item *Item, fn </text:span><text:span text:style-name="T2">func</text:span><text:span text:style-name="T4">(*Client, </text:span><text:span text:style-name="T4">*bufio.ReadWriter, *Item) </text:span><text:span text:style-name="T4">error) error {</text:span><text:span text:style-name="T4"><text:line-break/></text:span><text:span text:style-name="T4"> <text:s text:c="3"/>addr, err := </text:span><text:span text:style-name="T4">c.selector.PickServer(ite</text:span><text:span text:style-name="T4">m.Key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4"> <text:s text:c="3"/>cn, err := </text:span><text:span text:style-name="T4">c.getConn(addr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defer </text:span><text:span text:style-name="T4">cn.condRelease(&amp;err)</text:span><text:span text:style-name="T4"><text:line-break/></text:span><text:span text:style-name="T3"> <text:s text:c="3"/></text:span><text:span text:style-name="T2">if </text:span><text:span text:style-name="T4">err = fn(c, cn.rw, </text:span><text:span text:style-name="T4">item); 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4">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cm" svg:height="4.8cm" svg:x="-0.6cm" svg:y="7cm">
          <text:p text:style-name="P7"><text:span text:style-name="T5">func (ss *ServerList) PickServer(key string) (net.Addr, error) {</text:span></text:p>
          <text:p text:style-name="P7"><text:span text:style-name="T5"><text:s text:c="8"/></text:span><text:span text:style-name="T5">ss.mu.RLock()</text:span></text:p>
          <text:p text:style-name="P7"><text:span text:style-name="T5"><text:s text:c="8"/></text:span><text:span text:style-name="T5">defer ss.mu.RUnlock()</text:span></text:p>
          <text:p text:style-name="P7"><text:span text:style-name="T5"><text:s text:c="8"/></text:span><text:span text:style-name="T5">if len(ss.addrs) == 0 {</text:span></text:p>
          <text:p text:style-name="P7"><text:span text:style-name="T6"><text:s text:c="8"/></text:span><text:span text:style-name="T5"><text:s text:c="8"/></text:span><text:span text:style-name="T5">return nil, ErrNoServers</text:span></text:p>
          <text:p text:style-name="P7"><text:span text:style-name="T5"><text:s text:c="8"/></text:span><text:span text:style-name="T5">}</text:span></text:p>
          <text:p text:style-name="P7"><text:span text:style-name="T5"><text:s text:c="8"/></text:span><text:span text:style-name="T5">if len(ss.addrs) == 1 {</text:span></text:p>
          <text:p text:style-name="P7"><text:span text:style-name="T6"><text:s text:c="8"/></text:span><text:span text:style-name="T5"><text:s text:c="8"/></text:span><text:span text:style-name="T5">return ss.addrs[0], nil</text:span></text:p>
          <text:p text:style-name="P7"><text:span text:style-name="T5"><text:s text:c="8"/></text:span><text:span text:style-name="T5">}</text:span></text:p>
          <text:p text:style-name="P7"><text:span text:style-name="T5"><text:s text:c="8"/></text:span><text:span text:style-name="T5">// </text:span><text:span text:style-name="T5">这种写法是为了节省空间，以免重复分配内存空间</text:span></text:p>
          <text:p text:style-name="P7"><text:span text:style-name="T5"><text:s text:c="8"/></text:span><text:span text:style-name="T5">bufp := keyBufPool.Get().(*[]byte)</text:span><text:span text:style-name="T5"><text:tab/></text:span></text:p>
          <text:p text:style-name="P7"><text:span text:style-name="T5"><text:s text:c="8"/></text:span><text:span text:style-name="T5">// </text:span><text:span text:style-name="T5">从临时对象池中获取</text:span><text:span text:style-name="T5">256</text:span><text:span text:style-name="T5">字节空间</text:span></text:p>
          <text:p text:style-name="P7"><text:span text:style-name="T5"><text:s text:c="8"/></text:span><text:span text:style-name="T5">n := copy(*bufp, key)</text:span><text:span text:style-name="T5"><text:tab/></text:span><text:span text:style-name="T5">// </text:span><text:span text:style-name="T5">将</text:span><text:span text:style-name="T5">key</text:span><text:span text:style-name="T5">值复制到这个空间中</text:span></text:p>
          <text:p text:style-name="P7"><text:span text:style-name="T5"><text:s text:c="8"/></text:span><text:span text:style-name="T5">cs := crc32.ChecksumIEEE((*bufp)[:n])</text:span></text:p>
          <text:p text:style-name="P7"><text:span text:style-name="T6"><text:s text:c="8"/></text:span><text:span text:style-name="T5">keyBufPool.Put(bufp)</text:span></text:p>
          <text:p text:style-name="P7"><text:span text:style-name="T6"><text:s text:c="8"/></text:span><text:span text:style-name="T5">keyBufPool.Put(bufp)// </text:span><text:span text:style-name="T5">将这个内存空间放回到临时对象池中</text:span></text:p>
          <text:p text:style-name="P7"><text:span text:style-name="T5"><text:s text:c="8"/></text:span><text:span text:style-name="T5">// </text:span><text:span text:style-name="T5">获取一个服务器地址</text:span></text:p>
          <text:p text:style-name="P7"><text:span text:style-name="T6"><text:s text:c="8"/></text:span><text:span text:style-name="T5">return ss.addrs[cs%uint32(len(ss.addrs))], nil</text:span></text:p>
          <text:p text:style-name="P7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3cm" svg:height="0.6cm" svg:x="0.8cm" svg:y="5.8cm">
          <text:p text:style-name="P7"><text:span text:style-name="T5">选择一个</text:span><text:span text:style-name="T5">memcache</text:span><text:span text:style-name="T5">服务</text:span><text:span text:style-name="T5">器地址</text:span></text:p>
          <draw:enhanced-geometry svg:viewBox="0 0 21600 21600" draw:text-areas="800 800 20800 20800" draw:type="round-rectangular-callout" draw:modifiers="11071.5540745229 45104.8252911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9cm" svg:y1="7.5cm" svg:x2="5cm" svg:y2="7.2cm">
          <text:p/>
        </draw:line>
        <draw:line draw:style-name="gr3" draw:text-style-name="P5" draw:layer="layout" svg:x1="9.3cm" svg:y1="5.4cm" svg:x2="9.6cm" svg:y2="7.2cm">
          <text:p/>
        </draw:line>
        <draw:custom-shape draw:style-name="gr7" draw:text-style-name="P6" draw:layer="layout" svg:width="9.4cm" svg:height="5cm" svg:x="21cm" svg:y="5.3cm">
          <text:p text:style-name="P3"><text:span text:style-name="T7"><text:line-break/></text:span><text:span text:style-name="T8">fun</text:span><text:span text:style-name="T8">c </text:span><text:span text:style-name="T9">(c </text:span><text:span text:style-name="T9">*Cl</text:span><text:span text:style-name="T9">ien</text:span><text:span text:style-name="T9">t) </text:span><text:span text:style-name="T9">get</text:span><text:span text:style-name="T9">Con</text:span><text:span text:style-name="T9">n(a</text:span><text:span text:style-name="T9">ddr </text:span><text:span text:style-name="T9">net</text:span><text:span text:style-name="T9">.Ad</text:span><text:span text:style-name="T9">dr) </text:span><text:span text:style-name="T9">(*c</text:span><text:span text:style-name="T9">onn</text:span><text:span text:style-name="T9">, </text:span><text:span text:style-name="T9">err</text:span><text:span text:style-name="T9">or) </text:span><text:span text:style-name="T9">{</text:span><text:span text:style-name="T9"><text:line-break/></text:span><text:span text:style-name="T9"> <text:s text:c="3"/></text:span><text:span text:style-name="T10">// </text:span><text:span text:style-name="T11">获</text:span><text:span text:style-name="T11">取</text:span><text:span text:style-name="T11">一</text:span><text:span text:style-name="T11">个</text:span><text:span text:style-name="T11">空</text:span><text:span text:style-name="T11">闲</text:span><text:span text:style-name="T11">连</text:span><text:span text:style-name="T11">接</text:span><text:span text:style-name="T11">，</text:span><text:span text:style-name="T11">如</text:span><text:span text:style-name="T11">果</text:span><text:span text:style-name="T11">不</text:span><text:span text:style-name="T11">存</text:span><text:span text:style-name="T11">在</text:span><text:span text:style-name="T11">空</text:span><text:span text:style-name="T11">闲</text:span><text:span text:style-name="T11">连</text:span><text:span text:style-name="T11">接</text:span><text:span text:style-name="T11">，</text:span><text:span text:style-name="T11">则</text:span><text:span text:style-name="T11">新</text:span><text:span text:style-name="T11">建</text:span><text:span text:style-name="T11">一</text:span><text:span text:style-name="T11">个</text:span><text:span text:style-name="T11">连</text:span><text:span text:style-name="T11">接</text:span><text:span text:style-name="T11"><text:line-break/></text:span><text:span text:style-name="T12"> <text:s text:c="3"/></text:span><text:span text:style-name="T4">cn, </text:span><text:span text:style-name="T4">ok </text:span><text:span text:style-name="T4">:= </text:span><text:span text:style-name="T4">c.g</text:span><text:span text:style-name="T4">etF</text:span><text:span text:style-name="T4">ree</text:span><text:span text:style-name="T4">Con</text:span><text:span text:style-name="T4">n(a</text:span><text:span text:style-name="T4">ddr</text:span><text:span text:style-name="T4">)</text:span><text:span text:style-name="T4"><text:line-break/></text:span><text:span text:style-name="T3"> <text:s text:c="3"/></text:span><text:span text:style-name="T2">if </text:span><text:span text:style-name="T4">ok </text:span><text:span text:style-name="T4">{</text:span><text:span text:style-name="T4"><text:line-break/></text:span><text:span text:style-name="T4"> <text:s text:c="3"/></text:span><text:span text:style-name="T4"><text:s text:c="4"/></text:span><text:span text:style-name="T4">cn.</text:span><text:span text:style-name="T4">ext</text:span><text:span text:style-name="T4">end</text:span><text:span text:style-name="T4">Dea</text:span><text:span text:style-name="T4">dli</text:span><text:span text:style-name="T4">ne(</text:span><text:span text:style-name="T4">)</text:span><text:span text:style-name="T4"><text:line-break/></text:span><text:span text:style-name="T4"> <text:s text:c="3"/></text:span><text:span text:style-name="T3"><text:s text:c="4"/></text:span><text:span text:style-name="T2">ret</text:span><text:span text:style-name="T2">urn </text:span><text:span text:style-name="T4">cn, </text:span><text:span text:style-name="T4">nil</text:span><text:span text:style-name="T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nc, </text:span><text:span text:style-name="T4">err </text:span><text:span text:style-name="T4">:= </text:span><text:span text:style-name="T4">c.d</text:span><text:span text:style-name="T4">ial</text:span><text:span text:style-name="T4">(ad</text:span><text:span text:style-name="T4">dr)</text:span><text:span text:style-name="T4"><text:line-break/></text:span><text:span text:style-name="T3"> <text:s text:c="3"/></text:span><text:span text:style-name="T2">if </text:span><text:span text:style-name="T4">err </text:span><text:span text:style-name="T4">!= </text:span><text:span text:style-name="T4">nil </text:span><text:span text:style-name="T4">{</text:span><text:span text:style-name="T4"><text:line-break/></text:span><text:span text:style-name="T4"> <text:s text:c="3"/></text:span><text:span text:style-name="T3"><text:s text:c="4"/></text:span><text:span text:style-name="T2">ret</text:span><text:span text:style-name="T2">urn </text:span><text:span text:style-name="T4">nil</text:span><text:span text:style-name="T4">, </text:span><text:span text:style-name="T4">err</text:span><text:span text:style-name="T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 </text:span><text:span text:style-name="T4">= </text:span><text:span text:style-name="T4">&amp;co</text:span><text:span text:style-name="T4">nn{</text:span><text:span text:style-name="T4"><text:line-break/></text:span><text:span text:style-name="T4"> <text:s text:c="3"/></text:span><text:span text:style-name="T4"><text:s text:c="4"/></text:span><text:span text:style-name="T4">nc: </text:span><text:span text:style-name="T4"><text:s text:c="2"/></text:span><text:span text:style-name="T4">nc,</text:span><text:span text:style-name="T4"><text:line-break/></text:span><text:span text:style-name="T4"> <text:s text:c="3"/></text:span><text:span text:style-name="T4"><text:s text:c="4"/></text:span><text:span text:style-name="T4">add</text:span><text:span text:style-name="T4">r: </text:span><text:span text:style-name="T4">add</text:span><text:span text:style-name="T4">r,</text:span><text:span text:style-name="T4"><text:line-break/></text:span><text:span text:style-name="T4"> <text:s text:c="3"/></text:span><text:span text:style-name="T4"><text:s text:c="4"/></text:span><text:span text:style-name="T4">rw: </text:span><text:span text:style-name="T4"><text:s text:c="2"/></text:span><text:span text:style-name="T4">buf</text:span><text:span text:style-name="T4">io.</text:span><text:span text:style-name="T4">New</text:span><text:span text:style-name="T4">Rea</text:span><text:span text:style-name="T4">dWr</text:span><text:span text:style-name="T4">ite</text:span><text:span text:style-name="T4">r(b</text:span><text:span text:style-name="T4">ufi</text:span><text:span text:style-name="T4">o.N</text:span><text:span text:style-name="T4">ewR</text:span><text:span text:style-name="T4">ead</text:span><text:span text:style-name="T4">er(</text:span><text:span text:style-name="T4">nc)</text:span><text:span text:style-name="T4">, </text:span><text:span text:style-name="T4">buf</text:span><text:span text:style-name="T4">io.</text:span><text:span text:style-name="T4">New</text:span><text:span text:style-name="T4">Wri</text:span><text:span text:style-name="T4">ter</text:span><text:span text:style-name="T4">(nc</text:span><text:span text:style-name="T4">)),</text:span><text:span text:style-name="T4"><text:line-break/></text:span><text:span text:style-name="T4"> <text:s text:c="3"/></text:span><text:span text:style-name="T4"><text:s text:c="4"/></text:span><text:span text:style-name="T4">c: <text:s/></text:span><text:span text:style-name="T4"><text:s text:c="2"/></text:span><text:span text:style-name="T4">c,</text:span><text:span text:style-name="T4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.</text:span><text:span text:style-name="T4">ext</text:span><text:span text:style-name="T4">end</text:span><text:span text:style-name="T4">Dea</text:span><text:span text:style-name="T4">dli</text:span><text:span text:style-name="T4">ne(</text:span><text:span text:style-name="T4">)</text:span><text:span text:style-name="T4"><text:line-break/></text:span><text:span text:style-name="T3"> <text:s text:c="3"/></text:span><text:span text:style-name="T2">ret</text:span><text:span text:style-name="T2">urn </text:span><text:span text:style-name="T4">cn, </text:span><text:span text:style-name="T4">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7cm" svg:y1="8.3cm" svg:x2="21cm" svg:y2="5.8cm">
          <text:p/>
        </draw:line>
        <draw:custom-shape draw:style-name="gr8" draw:text-style-name="P6" draw:layer="layout" svg:width="8cm" svg:height="3.4cm" svg:x="31.9cm" svg:y="5.7cm">
          <text:p text:style-name="P3"><text:span text:style-name="T2">fun</text:span><text:span text:style-name="T2">c </text:span><text:span text:style-name="T4">(c </text:span><text:span text:style-name="T4">*Cl</text:span><text:span text:style-name="T4">ien</text:span><text:span text:style-name="T4">t) </text:span><text:span text:style-name="T4">get</text:span><text:span text:style-name="T4">Fre</text:span><text:span text:style-name="T4">eCo</text:span><text:span text:style-name="T4">nn(</text:span><text:span text:style-name="T4">add</text:span><text:span text:style-name="T4">r </text:span><text:span text:style-name="T4">net</text:span><text:span text:style-name="T4">.Ad</text:span><text:span text:style-name="T4">dr) </text:span><text:span text:style-name="T4">(cn </text:span><text:span text:style-name="T4">*co</text:span><text:span text:style-name="T4">nn, </text:span><text:span text:style-name="T4">ok </text:span><text:span text:style-name="T4">boo</text:span><text:span text:style-name="T4">l) </text:span><text:span text:style-name="T4">{</text:span><text:span text:style-name="T4"><text:line-break/></text:span><text:span text:style-name="T4"> <text:s text:c="3"/></text:span><text:span text:style-name="T4">c.l</text:span><text:span text:style-name="T4">k.L</text:span><text:span text:style-name="T4">ock</text:span><text:span text:style-name="T4">()</text:span><text:span text:style-name="T4"><text:line-break/></text:span><text:span text:style-name="T4"> <text:s text:c="3"/></text:span><text:span text:style-name="T2">def</text:span><text:span text:style-name="T2">er </text:span><text:span text:style-name="T4">c.l</text:span><text:span text:style-name="T4">k.U</text:span><text:span text:style-name="T4">nlo</text:span><text:span text:style-name="T4">ck(</text:span><text:span text:style-name="T4">)</text:span><text:span text:style-name="T4"><text:line-break/></text:span><text:span text:style-name="T4"> <text:s text:c="3"/></text:span><text:span text:style-name="T2">if </text:span><text:span text:style-name="T4">c.f</text:span><text:span text:style-name="T4">ree</text:span><text:span text:style-name="T4">con</text:span><text:span text:style-name="T4">n </text:span><text:span text:style-name="T4">== </text:span><text:span text:style-name="T4">nil </text:span><text:span text:style-name="T4">{</text:span><text:span text:style-name="T4"><text:line-break/></text:span><text:span text:style-name="T4"> <text:s text:c="3"/></text:span><text:span text:style-name="T4"><text:s text:c="4"/></text:span><text:span text:style-name="T2">ret</text:span><text:span text:style-name="T2">urn </text:span><text:span text:style-name="T4">nil</text:span><text:span text:style-name="T4">, </text:span><text:span text:style-name="T13">fal</text:span><text:span text:style-name="T13">se</text:span><text:span text:style-name="T13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fre</text:span><text:span text:style-name="T4">eli</text:span><text:span text:style-name="T4">st, </text:span><text:span text:style-name="T4">ok </text:span><text:span text:style-name="T4">:= </text:span><text:span text:style-name="T4">c.f</text:span><text:span text:style-name="T4">ree</text:span><text:span text:style-name="T4">con</text:span><text:span text:style-name="T4">n[a</text:span><text:span text:style-name="T4">ddr</text:span><text:span text:style-name="T4">.St</text:span><text:span text:style-name="T4">rin</text:span><text:span text:style-name="T4">g()</text:span><text:span text:style-name="T4">]</text:span><text:span text:style-name="T4"><text:line-break/></text:span><text:span text:style-name="T4"> <text:s text:c="3"/></text:span><text:span text:style-name="T2">if </text:span><text:span text:style-name="T4">!ok </text:span><text:span text:style-name="T4">|| </text:span><text:span text:style-name="T4">len</text:span><text:span text:style-name="T4">(fr</text:span><text:span text:style-name="T4">eel</text:span><text:span text:style-name="T4">ist</text:span><text:span text:style-name="T4">) </text:span><text:span text:style-name="T4">== </text:span><text:span text:style-name="T14">0 </text:span><text:span text:style-name="T4">{</text:span><text:span text:style-name="T4"><text:line-break/></text:span><text:span text:style-name="T4"> <text:s text:c="3"/></text:span><text:span text:style-name="T4"><text:s text:c="4"/></text:span><text:span text:style-name="T2">ret</text:span><text:span text:style-name="T2">urn </text:span><text:span text:style-name="T4">nil</text:span><text:span text:style-name="T4">, </text:span><text:span text:style-name="T13">fal</text:span><text:span text:style-name="T13">se</text:span><text:span text:style-name="T13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 </text:span><text:span text:style-name="T4">= </text:span><text:span text:style-name="T4">fre</text:span><text:span text:style-name="T4">eli</text:span><text:span text:style-name="T4">st[</text:span><text:span text:style-name="T4">len</text:span><text:span text:style-name="T4">(fr</text:span><text:span text:style-name="T4">eel</text:span><text:span text:style-name="T4">ist</text:span><text:span text:style-name="T4">)-</text:span><text:span text:style-name="T14">1</text:span><text:span text:style-name="T4">]</text:span><text:span text:style-name="T4"><text:line-break/></text:span><text:span text:style-name="T4"> <text:s text:c="3"/></text:span><text:span text:style-name="T4">c.f</text:span><text:span text:style-name="T4">ree</text:span><text:span text:style-name="T4">con</text:span><text:span text:style-name="T4">n[a</text:span><text:span text:style-name="T4">ddr</text:span><text:span text:style-name="T4">.St</text:span><text:span text:style-name="T4">rin</text:span><text:span text:style-name="T4">g()</text:span><text:span text:style-name="T4">] = </text:span><text:span text:style-name="T4">fre</text:span><text:span text:style-name="T4">eli</text:span><text:span text:style-name="T4">st[</text:span><text:span text:style-name="T4">:le</text:span><text:span text:style-name="T4">n(f</text:span><text:span text:style-name="T4">ree</text:span><text:span text:style-name="T4">lis</text:span><text:span text:style-name="T4">t)-</text:span><text:span text:style-name="T14">1</text:span><text:span text:style-name="T4">]</text:span><text:span text:style-name="T4"><text:line-break/></text:span><text:span text:style-name="T4"> <text:s text:c="3"/></text:span><text:span text:style-name="T2">ret</text:span><text:span text:style-name="T2">urn </text:span><text:span text:style-name="T4">cn, </text:span><text:span text:style-name="T13">tru</text:span><text:span text:style-name="T13">e</text:span><text:span text:style-name="T13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4.9cm" svg:y1="6.2cm" svg:x2="32.1cm" svg:y2="5.9cm">
          <text:p/>
        </draw:line>
        <draw:custom-shape draw:style-name="gr9" draw:text-style-name="P4" draw:layer="layout" svg:width="7.7cm" svg:height="0.8cm" svg:x="22.7cm" svg:y="11.6cm">
          <text:p text:style-name="P3"><text:span text:style-name="T8">func </text:span><text:span text:style-name="T9">(cn *conn) extendDeadline() {</text:span><text:span text:style-name="T9"><text:line-break/></text:span><text:span text:style-name="T9"><text:tab/></text:span><text:span text:style-name="T9">cn.nc.SetDeadline(time.Now().Add(cn.c.netTimeout()))</text:span><text:span text:style-name="T15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4.2cm" svg:y1="6.8cm" svg:x2="25.9cm" svg:y2="11.6cm">
          <text:p/>
        </draw:line>
        <draw:line draw:style-name="gr3" draw:text-style-name="P5" draw:layer="layout" svg:x1="23.7cm" svg:y1="9.8cm" svg:x2="25.9cm" svg:y2="11.6cm">
          <text:p/>
        </draw:line>
        <draw:custom-shape draw:style-name="gr10" draw:text-style-name="P4" draw:layer="layout" svg:width="5.7cm" svg:height="1.8cm" svg:x="7.3cm" svg:y="12.2cm">
          <text:p text:style-name="P3"><text:span text:style-name="T2">func </text:span><text:span text:style-name="T3">(cn *conn) condRelease(err *error) {</text:span><text:span text:style-name="T3"><text:line-break/></text:span><text:span text:style-name="T3"> <text:s text:c="3"/></text:span><text:span text:style-name="T2">if </text:span><text:span text:style-name="T3">*err == nil || resumableError(*err) </text:span><text:span text:style-name="T3">{</text:span><text:span text:style-name="T3"><text:line-break/></text:span><text:span text:style-name="T3"> <text:s text:c="7"/>cn.release()</text:span><text:span text:style-name="T3"><text:line-break/></text:span><text:span text:style-name="T3"> <text:s text:c="3"/>} </text:span><text:span text:style-name="T2">else </text:span><text:span text:style-name="T4">{</text:span><text:span text:style-name="T4"><text:line-break/></text:span><text:span text:style-name="T4"> <text:s text:c="7"/>cn.nc.Close(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7cm" svg:height="0.9cm" svg:x="12.8cm" svg:y="2.9cm">
          <text:p text:style-name="P3"><text:span text:style-name="T2">fun</text:span><text:span text:style-name="T2">c </text:span><text:span text:style-name="T3">(c </text:span><text:span text:style-name="T3">*Cl</text:span><text:span text:style-name="T3">ien</text:span><text:span text:style-name="T3">t) </text:span><text:span text:style-name="T3">add</text:span><text:span text:style-name="T3">(rw </text:span><text:span text:style-name="T3">*bu</text:span><text:span text:style-name="T3">fio</text:span><text:span text:style-name="T3">.Re</text:span><text:span text:style-name="T3">adW</text:span><text:span text:style-name="T3">rit</text:span><text:span text:style-name="T3">er, </text:span><text:span text:style-name="T3">ite</text:span><text:span text:style-name="T3">m </text:span><text:span text:style-name="T3">*It</text:span><text:span text:style-name="T3">em) </text:span><text:span text:style-name="T3">err</text:span><text:span text:style-name="T3">or </text:span><text:span text:style-name="T3">{</text:span><text:span text:style-name="T3"><text:line-break/></text:span><text:span text:style-name="T3"> <text:s text:c="3"/></text:span><text:span text:style-name="T2">ret</text:span><text:span text:style-name="T2">urn </text:span><text:span text:style-name="T3">c.p</text:span><text:span text:style-name="T3">opu</text:span><text:span text:style-name="T3">lat</text:span><text:span text:style-name="T3">eOn</text:span><text:span text:style-name="T3">e(r</text:span><text:span text:style-name="T3">w, </text:span><text:span text:style-name="T16">"ad</text:span><text:span text:style-name="T16">d"</text:span><text:span text:style-name="T4">, </text:span><text:span text:style-name="T4">ite</text:span><text:span text:style-name="T4">m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9cm" svg:y1="9.3cm" svg:x2="9.5cm" svg:y2="12.3cm">
          <text:p/>
        </draw:line>
        <draw:path draw:style-name="gr12" draw:text-style-name="P5" draw:layer="layout" svg:width="6.464cm" svg:height="6.874cm" draw:transform="rotate (-1.16064395257623) translate (14.166916672341cm 2.85227165130572cm)" svg:viewBox="0 0 6465 6875" svg:d="M4414 6873c229 15 477-46 623-271 100-154 194-299 302-446 220-300 403-627 578-956 127-239 233-489 323-743 76-213 234-403 225-642-12-290-262-421-377-669-137-294-385-529-525-823-108-226-340-347-489-537-129-165-279-247-427-384-176-164-306-352-486-500-161-133-278-297-416-452-122-136-258-256-425-310-181-60-330-169-555-133-229 37-422 125-594 246-167 118-352 201-516 317-193 136-413 210-588 357-171 144-380 120-572 113-169-7-337-48-495-108">
          <text:p/>
        </draw:path>
        <draw:custom-shape draw:style-name="gr13" draw:text-style-name="P11" draw:layer="layout" svg:width="0.8cm" svg:height="0.5cm" svg:x="9.9cm" svg:y="3.8cm">
          <text:p text:style-name="P10"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9.4cm" svg:y="6.1cm">
          <text:p text:style-name="P10"><text:span text:style-name="T17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5.6cm" svg:y="6.7cm">
          <text:p text:style-name="P10"><text:span text:style-name="T17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9.9cm" svg:y="3.8cm">
          <text:p text:style-name="P10"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11.1cm" svg:y="7.8cm">
          <text:p text:style-name="P10"><text:span text:style-name="T17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12.8cm" svg:y="9.8cm">
          <text:p text:style-name="P10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9.2cm" svg:y="10.5cm">
          <text:p text:style-name="P10"><text:span text:style-name="T17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11.1cm" svg:height="10.1cm" svg:x="22.1cm" svg:y="-6.6cm">
          <text:p text:style-name="P3"><text:span text:style-name="T2">func </text:span><text:span text:style-name="T3">(c *Client) populateOne(rw </text:span><text:span text:style-name="T3">*bufio.ReadWriter, verb string, item *Item) error </text:span><text:span text:style-name="T3">{</text:span><text:span text:style-name="T3"><text:line-break/></text:span><text:span text:style-name="T3"> <text:s text:c="3"/></text:span><text:span text:style-name="T2">if </text:span><text:span text:style-name="T4">!legalKey(item.Key)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MalformedKey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var </text:span><text:span text:style-name="T4">err error</text:span><text:span text:style-name="T4"><text:line-break/></text:span><text:span text:style-name="T3"> <text:s text:c="3"/></text:span><text:span text:style-name="T2">if </text:span><text:span text:style-name="T3">verb == </text:span><text:span text:style-name="T16">"cas" </text:span><text:span text:style-name="T4">{</text:span><text:span text:style-name="T4"><text:line-break/></text:span><text:span text:style-name="T4"> <text:s text:c="3"/></text:span><text:span text:style-name="T3"><text:s text:c="4"/>_, err = fmt.Fprintf(rw, </text:span><text:span text:style-name="T16">"%s %s %d %d %d </text:span><text:span text:style-name="T16">%d\r\n"</text:span><text:span text:style-name="T4">,</text:span><text:span text:style-name="T4"><text:line-break/></text:span><text:span text:style-name="T4"> <text:s text:c="7"/>verb, item.Key, item.Flags, </text:span><text:span text:style-name="T4">item.Expiration, len(item.Value), item.casid)</text:span><text:span text:style-name="T4"><text:line-break/></text:span><text:span text:style-name="T3"> <text:s text:c="3"/>} </text:span><text:span text:style-name="T2">else </text:span><text:span text:style-name="T4">{</text:span><text:span text:style-name="T4"><text:line-break/></text:span><text:span text:style-name="T9"> <text:s text:c="3"/></text:span><text:span text:style-name="T10">// </text:span><text:span text:style-name="T15">拼接</text:span><text:span text:style-name="T10">memcache</text:span><text:span text:style-name="T15">命令</text:span><text:span text:style-name="T15"><text:line-break/></text:span><text:span text:style-name="T12"> <text:s text:c="3"/></text:span><text:span text:style-name="T18"><text:s text:c="4"/></text:span><text:span text:style-name="T3">_, err = fmt.Fprintf(rw, </text:span><text:span text:style-name="T16">"%s %s %d %d %d\</text:span><text:span text:style-name="T16">r\n"</text:span><text:span text:style-name="T4">,</text:span><text:span text:style-name="T4"><text:line-break/></text:span><text:span text:style-name="T4"> <text:s text:c="7"/>verb, item.Key, item.Flags, </text:span><text:span text:style-name="T4">item.Expiration, len(item.Value))</text:span><text:span text:style-name="T4"><text:line-break/></text:span><text:span text:style-name="T4"> <text:s text:c="3"/></text:span><text:span text:style-name="T9"><text:s text:c="4"/></text:span><text:span text:style-name="T10">//fmt.Printf("%s %s %d %d %d\r\n",</text:span><text:span text:style-name="T10"><text:line-break/></text:span><text:span text:style-name="T12"> <text:s text:c="7"/></text:span><text:span text:style-name="T10">//</text:span><text:span text:style-name="T10"><text:tab/></text:span><text:span text:style-name="T10">verb, item.Key, item.Flags, </text:span><text:span text:style-name="T10">item.Expiration, len(item.Value))</text:span><text:span text:style-name="T10"><text:line-break/></text:span><text:span text:style-name="T12"> <text:s text:c="3"/></text:span><text:span text:style-name="T4">}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if </text:span><text:span text:style-name="T4">_, err = rw.Write(item.Value); err != nil </text:span><text:span text:style-name="T4">{</text:span><text:span text:style-name="T4"><text:line-break/></text:span><text:span text:style-name="T4"> <text:s text:c="7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if </text:span><text:span text:style-name="T4">_, err := rw.Write(crlf); 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if </text:span><text:span text:style-name="T4">err := rw.Flush(); 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line, err := rw.ReadSlice(</text:span><text:span text:style-name="T16">'\n'</text:span><text:span text:style-name="T4">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switch </text:span><text:span text:style-name="T4">{</text:span><text:span text:style-name="T4"><text:line-break/></text:span><text:span text:style-name="T3"> <text:s text:c="3"/></text:span><text:span text:style-name="T2">case </text:span><text:span text:style-name="T4">bytes.Equal(line, resultStore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</text:span><text:span text:style-name="T4"><text:line-break/></text:span><text:span text:style-name="T3"> <text:s text:c="3"/></text:span><text:span text:style-name="T2">case </text:span><text:span text:style-name="T4">bytes.Equal(line, resultNotStored):</text:span><text:span text:style-name="T4"><text:line-break/></text:span><text:span text:style-name="T4"> <text:s text:c="7"/></text:span><text:span text:style-name="T2">return </text:span><text:span text:style-name="T4">ErrNotStored</text:span><text:span text:style-name="T4"><text:line-break/></text:span><text:span text:style-name="T3"> <text:s text:c="3"/></text:span><text:span text:style-name="T2">case </text:span><text:span text:style-name="T4">bytes.Equal(line, resultExists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SConflict</text:span><text:span text:style-name="T4"><text:line-break/></text:span><text:span text:style-name="T3"> <text:s text:c="3"/></text:span><text:span text:style-name="T2">case </text:span><text:span text:style-name="T4">bytes.Equal(line, resultNotFoun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cheMiss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3">fmt.Errorf(</text:span><text:span text:style-name="T16">"memcache: unexpected </text:span><text:span text:style-name="T16">response line from %q: %q"</text:span><text:span text:style-name="T4">, verb, string(line)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4cm" svg:height="2.8cm" svg:x="27cm" svg:y="-11.9cm">
          <text:p text:style-name="P3"><text:span text:style-name="T8">func </text:span><text:span text:style-name="T19">legalKey(key string) bool {</text:span><text:span text:style-name="T19"><text:tab/></text:span><text:span text:style-name="T20">// </text:span><text:span text:style-name="T21">判断是否为合法健</text:span></text:p>
          <text:p text:style-name="P3"><text:span text:style-name="T22"><text:s text:c="4"/></text:span><text:span text:style-name="T2">if </text:span><text:span text:style-name="T4">len(key) &gt; </text:span><text:span text:style-name="T14">250 </text:span><text:span text:style-name="T4">{</text:span><text:span text:style-name="T4"><text:line-break/></text:span><text:span text:style-name="T23"> <text:s text:c="7"/></text:span><text:span text:style-name="T8">return </text:span><text:span text:style-name="T13">false</text:span><text:span text:style-name="T13"><text:line-break/></text:span><text:span text:style-name="T23"> <text:s text:c="3"/></text:span><text:span text:style-name="T4">}</text:span><text:span text:style-name="T4"><text:line-break/></text:span><text:span text:style-name="T23"> <text:s text:c="3"/></text:span><text:span text:style-name="T8">for </text:span><text:span text:style-name="T9">i := </text:span><text:span text:style-name="T24">0</text:span><text:span text:style-name="T9">; i &lt; len(key); i++ {</text:span><text:span text:style-name="T9"><text:tab/></text:span><text:span text:style-name="T10">// key[i]</text:span><text:span text:style-name="T15">要在</text:span><text:span text:style-name="T10"> </text:span><text:span text:style-name="T10">(32,127)</text:span><text:span text:style-name="T10"><text:line-break/></text:span><text:span text:style-name="T23"> <text:s text:c="7"/></text:span><text:span text:style-name="T8">if </text:span><text:span text:style-name="T19">key[i] &lt;= </text:span><text:span text:style-name="T25">' ' </text:span><text:span text:style-name="T9">|| key[i] == </text:span><text:span text:style-name="T24">0x7f </text:span><text:span text:style-name="T9">{</text:span><text:span text:style-name="T9"><text:tab/></text:span><text:span text:style-name="T10">// 0x7f=127</text:span><text:span text:style-name="T15">，</text:span><text:span text:style-name="T10"> </text:span><text:span text:style-name="T10">ascii </text:span><text:span text:style-name="T10">DEL (delete)</text:span><text:span text:style-name="T10"><text:line-break/></text:span><text:span text:style-name="T23"> <text:s text:c="11"/></text:span><text:span text:style-name="T8">return </text:span><text:span text:style-name="T13">false</text:span><text:span text:style-name="T13"><text:line-break/></text:span><text:span text:style-name="T23"> <text:s text:c="7"/></text:span><text:span text:style-name="T4">}</text:span><text:span text:style-name="T4"><text:line-break/></text:span><text:span text:style-name="T23"> <text:s text:c="3"/></text:span><text:span text:style-name="T4">}</text:span><text:span text:style-name="T4"><text:line-break/></text:span><text:span text:style-name="T23"> <text:s text:c="3"/></text:span><text:span text:style-name="T8">return </text:span><text:span text:style-name="T13">true</text:span><text:span text:style-name="T13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4cm" svg:y1="-6.2cm" svg:x2="27.2cm" svg:y2="-11.6cm">
          <text:p/>
        </draw:line>
        <draw:line draw:style-name="gr3" draw:text-style-name="P5" draw:layer="layout" svg:x1="15.6cm" svg:y1="3.3cm" svg:x2="23cm" svg:y2="-6.3cm">
          <text:p/>
        </draw:line>
        <draw:custom-shape draw:style-name="gr13" draw:text-style-name="P11" draw:layer="layout" svg:width="0.8cm" svg:height="0.5cm" svg:x="28.9cm" svg:y="5.5cm">
          <text:p text:style-name="P10"><text:span text:style-name="T17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24.6cm" svg:y="7.8cm">
          <text:p text:style-name="P10"><text:span text:style-name="T17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24.5cm" svg:y="10.3cm">
          <text:p text:style-name="P10"><text:span text:style-name="T17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16.1cm" svg:y="1.5cm">
          <text:p text:style-name="P10"><text:span text:style-name="T17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8cm" svg:height="0.5cm" svg:x="24.8cm" svg:y="-9cm">
          <text:p text:style-name="P10"><text:span text:style-name="T17">10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cm" svg:height="0.5cm" svg:x="18.8cm" svg:y="5cm">
          <text:p text:style-name="P7"><text:span text:style-name="T5">获取一个空闲连接</text:span></text:p>
          <draw:enhanced-geometry svg:viewBox="0 0 21600 21600" draw:text-areas="800 800 20800 20800" draw:type="round-rectangular-callout" draw:modifiers="23489.0554722639 30395.2095808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9" draw:layer="layout" svg:width="3.8cm" svg:height="0.6cm" svg:x="18.5cm" svg:y="-7.9cm">
          <text:p text:style-name="P7"><text:span text:style-name="T5">往</text:span><text:span text:style-name="T5">memcached</text:span><text:span text:style-name="T5">服务器发送执行命令</text:span></text:p>
          <draw:enhanced-geometry svg:viewBox="0 0 21600 21600" draw:text-areas="800 800 20800 20800" draw:type="round-rectangular-callout" draw:modifiers="24799.3685872139 56497.8369384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9" draw:layer="layout" svg:width="2.4cm" svg:height="0.9cm" svg:x="6.2cm" svg:y="10.8cm">
          <text:p text:style-name="P7"><text:span text:style-name="T5">回收连接，放回到连接池或</text:span></text:p>
          <text:p text:style-name="P7"><text:span text:style-name="T5">释放连接。</text:span></text:p>
          <draw:enhanced-geometry svg:viewBox="0 0 21600 21600" draw:text-areas="800 800 20800 20800" draw:type="round-rectangular-callout" draw:modifiers="27870.3873386089 30590.0110987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2" draw:layer="layout" svg:width="11.4cm" svg:height="5cm" svg:x="6.5cm" svg:y="-4.1cm">
          <text:p text:style-name="P7"><text:span text:style-name="T26">作用：</text:span></text:p>
          <text:p text:style-name="P3"><text:span text:style-name="T27">mc := memcache.New(</text:span><text:span text:style-name="T28">"127.0.0.1:11211"</text:span><text:span text:style-name="T27">)</text:span><text:span text:style-name="T27"><text:line-break/></text:span><text:span text:style-name="T27">mc.Add(&amp;memcache.Item{Key:</text:span><text:span text:style-name="T28">"data"</text:span><text:span text:style-name="T27">,Value:[]byte(</text:span><text:span text:style-name="T28">"</text:span><text:span text:style-name="T29">你好！</text:span><text:span text:style-name="T28">"</text:span><text:span text:style-name="T30">)})</text:span></text:p>
          <text:p text:style-name="P7"><text:span text:style-name="T26"/></text:p>
          <text:p text:style-name="P7"><text:span text:style-name="T26">主要可以分为以下步骤：</text:span></text:p>
          <text:p text:style-name="P7"><text:span text:style-name="T26">1</text:span><text:span text:style-name="T26">、选择一个</text:span><text:span text:style-name="T26">memcache</text:span><text:span text:style-name="T26">服务器并获取连接</text:span></text:p>
          <text:p text:style-name="P7"><text:span text:style-name="T26">2</text:span><text:span text:style-name="T26">、发送数据到</text:span><text:span text:style-name="T26">memcached</text:span><text:span text:style-name="T26">服务器</text:span></text:p>
          <text:p text:style-name="P7"><text:span text:style-name="T26">3</text:span><text:span text:style-name="T26">、接收</text:span><text:span text:style-name="T26">memcached</text:span><text:span text:style-name="T26">信息和处理连接</text:span></text:p>
          <draw:enhanced-geometry svg:viewBox="0 0 21600 21600" draw:text-areas="800 800 20800 20800" draw:type="round-rectangular-callout" draw:modifiers="7472.18665029383 24696.82063587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5:04:40.115030002</meta:creation-date>
    <dc:date>2018-12-21T10:59:51.119639478</dc:date>
    <meta:editing-duration>PT16M22S</meta:editing-duration>
    <meta:editing-cycles>7</meta:editing-cycles>
    <meta:generator>LibreOffice/6.1.2.1$Linux_X86_64 LibreOffice_project/10$Build-1</meta:generator>
    <meta:document-statistic meta:object-count="39"/>
  </office:meta>
</office:document-meta>
</file>